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01ca" officeooo:paragraph-rsid="000d01ca"/>
    </style:style>
    <style:style style:name="P2" style:family="paragraph" style:parent-style-name="Standard">
      <style:text-properties officeooo:rsid="000daa15" officeooo:paragraph-rsid="000daa15"/>
    </style:style>
    <style:style style:name="P3" style:family="paragraph" style:parent-style-name="Standard">
      <style:text-properties officeooo:rsid="000daa15" officeooo:paragraph-rsid="000ea51a"/>
    </style:style>
    <style:style style:name="P4" style:family="paragraph" style:parent-style-name="Standard">
      <style:text-properties officeooo:rsid="000ea51a" officeooo:paragraph-rsid="000ea51a"/>
    </style:style>
    <style:style style:name="P5" style:family="paragraph" style:parent-style-name="Standard">
      <style:text-properties officeooo:rsid="000ea51a" officeooo:paragraph-rsid="000f0dc3"/>
    </style:style>
    <style:style style:name="P6" style:family="paragraph" style:parent-style-name="Standard">
      <style:text-properties officeooo:rsid="000f0dc3" officeooo:paragraph-rsid="000f0dc3"/>
    </style:style>
    <style:style style:name="P7" style:family="paragraph" style:parent-style-name="Standard">
      <style:text-properties officeooo:rsid="000d01ca" officeooo:paragraph-rsid="000d01ca"/>
    </style:style>
    <style:style style:name="T1" style:family="text">
      <style:text-properties officeooo:rsid="000ea51a"/>
    </style:style>
    <style:style style:name="T2" style:family="text">
      <style:text-properties officeooo:rsid="000f0d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firewall is a system that provides network security by filtering incoming and outgoing network traffic based on a set of user-defined rules. In general, the purpose of a firewall is to reduce or eliminate the occurrence of unwanted network communications while allowing all legitimate communication to flow freely. In most server infrastructures, firewalls provide an essential layer of security that, combined with other measures, prevent attackers from accessing your servers in malicious ways.</text:p>
      <text:p text:style-name="P1">UFW (Uncomplicated Firewall) act as an interface to IP tables and is designed to simplify the process of configuring a firewall.</text:p>
      <text:p text:style-name="P1">Sudo apt-get install ufw</text:p>
      <text:p text:style-name="P1">sudo ufw status</text:p>
      <text:p text:style-name="P1">sudo ufw status verbose (give the status of rules that are currently active)</text:p>
      <text:p text:style-name="P1">sudo ufw status numbered (give the number and rules that are set)</text:p>
      <text:p text:style-name="P1">sudo ufw enable</text:p>
      <text:p text:style-name="P1">sudo ufw disable</text:p>
      <text:p text:style-name="P1">sudo ufw reset (donot use it if you want to delete particular rule)</text:p>
      <text:p text:style-name="P2">ufw by default deny all incoming connection and allow all outgoing connections</text:p>
      <text:p text:style-name="P2">sudo ufw default deny incoming</text:p>
      <text:p text:style-name="P2">sudo ufw default allow outgoing</text:p>
      <text:p text:style-name="P2">sudo ufw allow ssh</text:p>
      <text:p text:style-name="P2">sudo ufw allow 22</text:p>
      <text:p text:style-name="P2">sudo ufw deny ssh</text:p>
      <text:p text:style-name="P2">sudo ufw allow http</text:p>
      <text:p text:style-name="P2">sudo ufw allow 80</text:p>
      <text:p text:style-name="P2">sudo ufw allow https</text:p>
      <text:p text:style-name="P2">sudo ufw allow 443</text:p>
      <text:p text:style-name="P2">sudo ufw allow proto tcp from any to any port 80,443 (to enable http and https together)</text:p>
      <text:p text:style-name="P3">sudo ufw <text:span text:style-name="T1">deny</text:span> proto tcp from any to any port 80,443 (to <text:span text:style-name="T1">disable</text:span> http and https together)</text:p>
      <text:p text:style-name="P4">sudo ufw allow ftp</text:p>
      <text:p text:style-name="P4">sudo ufw allow 21/tcp</text:p>
      <text:p text:style-name="P4">you can deny accesses to your mysql databases</text:p>
      <text:p text:style-name="P4">ufw allow from 192.168.1.1</text:p>
      <text:p text:style-name="P4">sudo ufw allow from 192.168.1.103 to any port 22 (if you want ip address 192.168.1.103 to access only ssh)</text:p>
      <text:p text:style-name="P5">sudo ufw allow from 192.168.1.103/<text:span text:style-name="T2">24</text:span> to any port 22 (if you want <text:span text:style-name="T2">subnet</text:span> address<text:span text:style-name="T2">es</text:span> 192.168.1.103 to access only ssh)</text:p>
      <text:p text:style-name="P6">sudo ufw enable</text:p>
      <text:p text:style-name="P6">sudo ufw status</text:p>
      <text:p text:style-name="P6">sudo ufw status verbose</text:p>
      <text:p text:style-name="P6">sudo ufw status numbered</text:p>
      <text:p text:style-name="P6">sudo ufw delete 1</text:p>
      <text:p text:style-name="P6">sudo ufw res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22:16:32.936964863</meta:creation-date>
    <dc:date>2020-10-26T10:18:48.826204147</dc:date>
    <meta:editing-duration>PT18M1S</meta:editing-duration>
    <meta:editing-cycles>2</meta:editing-cycles>
    <meta:generator>LibreOffice/6.4.6.2$Linux_X86_64 LibreOffice_project/40$Build-2</meta:generator>
    <meta:document-statistic meta:table-count="0" meta:image-count="0" meta:object-count="0" meta:page-count="1" meta:paragraph-count="33" meta:word-count="309" meta:character-count="1784" meta:non-whitespace-character-count="1508"/>
  </office:meta>
</office:document-meta>
</file>